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2.80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2.92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462cm" fo:min-width="1.208cm"/>
    </style:style>
    <style:style style:name="gr4" style:family="graphic" style:parent-style-name="standard">
      <style:graphic-properties draw:textarea-vertical-align="middl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1.78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78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2cm" fo:min-width="0.63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1.78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0.63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1.02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1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02cm" svg:height="1.524cm" svg:x="2.524cm" svg:y="10.398cm">
          <text:p text:style-name="P1">DB<text:line-break/><text:span text:style-name="T1">CPU data 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302cm" svg:height="1.524cm" svg:x="2.524cm" svg:y="12.43cm">
          <text:p text:style-name="P1">ED<text:line-break/><text:span text:style-name="T1">External RAM data bu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3.429cm" svg:height="1.524cm" svg:x="22.59cm" svg:y="5.318cm">
          <text:p text:style-name="P1">EA<text:line-break/><text:span text:style-name="T1">External RAM address bu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048cm" svg:height="1.27cm" draw:transform="rotate (1.5707963267949) translate (7.35cm 13.7cm)">
          <draw:glue-point draw:id="8" svg:x="-5cm" svg:y="2.5cm"/>
          <draw:glue-point draw:id="9" svg:x="-5cm" svg:y="-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gon draw:style-name="gr4" draw:text-style-name="P1" xml:id="id6" draw:id="id6" draw:layer="layout" svg:width="4.571cm" svg:height="1.777cm" draw:transform="rotate (1.5707963267949) translate (14.208cm 9.913cm)" svg:viewBox="0 0 4572 1778" draw:points="0,0 1524,0 2286,762 3048,0 4572,0 2794,1778 1778,1778">
          <draw:glue-point draw:id="4" svg:x="-5cm" svg:y="3.331cm"/>
          <draw:glue-point draw:id="5" svg:x="-5cm" svg:y="-3.331cm"/>
          <text:p text:style-name="P1"><text:s/></text:p>
          <text:p text:style-name="P1">ALU</text:p>
        </draw:polygon>
        <draw:connector draw:style-name="gr5" draw:text-style-name="P2" draw:layer="layout" draw:type="lines" svg:x1="5.826cm" svg:y1="11.16cm" svg:x2="7.35cm" svg:y2="11.414cm" draw:start-shape="id1" draw:start-glue-point="1" draw:end-shape="id2" draw:end-glue-point="9" svg:d="M5826 11160h501l522 254h501" svg:viewBox="0 0 1525 255">
          <text:p text:style-name="P1">8</text:p>
        </draw:connector>
        <draw:connector draw:style-name="gr5" draw:text-style-name="P2" draw:layer="layout" draw:type="lines" svg:x1="5.826cm" svg:y1="13.192cm" svg:x2="7.35cm" svg:y2="12.938cm" draw:start-shape="id3" draw:start-glue-point="1" draw:end-shape="id2" draw:end-glue-point="8" svg:d="M5826 13192h501l522-254h501" svg:viewBox="0 0 1525 255">
          <text:p text:style-name="P1">8</text:p>
        </draw:connector>
        <draw:custom-shape draw:style-name="gr3" draw:text-style-name="P1" xml:id="id4" draw:id="id4" draw:layer="layout" svg:width="3.048cm" svg:height="1.27cm" draw:transform="rotate (1.5707963267949) translate (11.16cm 14.462cm)">
          <draw:glue-point draw:id="8" svg:x="-5cm" svg:y="2.5cm"/>
          <draw:glue-point draw:id="9" svg:x="-5cm" svg:y="-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3" draw:layer="layout" draw:type="lines" svg:x1="8.62cm" svg:y1="12.176cm" svg:x2="11.16cm" svg:y2="12.176cm" draw:start-shape="id2" draw:start-glue-point="5" draw:end-shape="id4" draw:end-glue-point="9" svg:d="M8620 12176h502 1537 501" svg:viewBox="0 0 2541 1">
          <text:p text:style-name="P1"><text:span text:style-name="T2">8</text:span></text:p>
          <text:p text:style-name="P1"><text:span text:style-name="T2">DMUX</text:span></text:p>
        </draw:connector>
        <draw:custom-shape draw:style-name="gr6" draw:text-style-name="P1" xml:id="id5" draw:id="id5" draw:layer="layout" svg:width="2.286cm" svg:height="0.762cm" svg:x="7.35cm" svg:y="14.208cm">
          <text:p text:style-name="P1"><text:span text:style-name="T1">Immediate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9.636cm" svg:y1="14.589cm" svg:x2="11.16cm" svg:y2="13.7cm" draw:start-shape="id5" draw:start-glue-point="1" draw:end-shape="id4" draw:end-glue-point="8" svg:d="M9636 14589h501l522-889h501" svg:viewBox="0 0 1525 890">
          <text:p text:style-name="P1">13</text:p>
        </draw:connector>
        <draw:connector draw:style-name="gr5" draw:text-style-name="P2" draw:layer="layout" draw:type="lines" svg:x1="12.43cm" svg:y1="12.938cm" svg:x2="14.208cm" svg:y2="9.149cm" draw:start-shape="id4" draw:start-glue-point="5" draw:end-shape="id6" draw:end-glue-point="4" svg:d="M12430 12938h502l775-3789h501" svg:viewBox="0 0 1779 3790">
          <text:p text:style-name="P1"/>
        </draw:connector>
        <draw:custom-shape draw:style-name="gr3" draw:text-style-name="P1" xml:id="id7" draw:id="id7" draw:layer="layout" svg:width="3.048cm" svg:height="1.27cm" draw:transform="rotate (1.5707963267949) translate (11.16cm 6.357cm)">
          <draw:glue-point draw:id="8" svg:x="-5cm" svg:y="2.5cm"/>
          <draw:glue-point draw:id="9" svg:x="-5cm" svg:y="-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1" xml:id="id8" draw:id="id8" draw:layer="layout" svg:width="2.286cm" svg:height="1.524cm" svg:x="7.096cm" svg:y="7.35cm">
          <text:p text:style-name="P1"><text:span text:style-name="T1">ACC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2.43cm" svg:y1="4.833cm" svg:x2="14.208cm" svg:y2="6.105cm" draw:start-shape="id7" draw:start-glue-point="5" draw:end-shape="id6" draw:end-glue-point="5" svg:d="M12430 4833h502l775 1272h501" svg:viewBox="0 0 1779 1273">
          <text:p text:style-name="P1"/>
        </draw:connector>
        <draw:connector draw:style-name="gr5" draw:text-style-name="P2" draw:layer="layout" draw:type="lines" draw:line-skew="0.261cm" svg:x1="9.382cm" svg:y1="8.112cm" svg:x2="11.16cm" svg:y2="5.595cm" draw:start-shape="id8" draw:start-glue-point="1" draw:end-shape="id7" draw:end-glue-point="8" svg:d="M9382 8112h762l515-2517h501" svg:viewBox="0 0 1779 2518">
          <text:p text:style-name="P1">16</text:p>
        </draw:connector>
        <draw:custom-shape draw:style-name="gr8" draw:text-style-name="P4" xml:id="id10" draw:id="id10" draw:layer="layout" svg:width="2.032cm" svg:height="1.016cm" draw:transform="rotate (1.5707963267949) translate (8.366cm 3.563cm)">
          <draw:glue-point draw:id="8" svg:x="-5cm" svg:y="2.5cm"/>
          <draw:glue-point draw:id="9" svg:x="-5cm" svg:y="-2.5cm"/>
          <text:p text:style-name="P1"><text:span text:style-name="T1"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xml:id="id9" draw:id="id9" draw:layer="layout" svg:width="2.286cm" svg:height="2.54cm" svg:x="4.302cm" svg:y="2.293cm">
          <text:p text:style-name="P1"><text:span text:style-name="T1">Registe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2.032cm" svg:height="1.016cm" draw:transform="rotate (1.5707963267949) translate (8.366cm 5.849cm)">
          <draw:glue-point draw:id="8" svg:x="-5cm" svg:y="2.5cm"/>
          <draw:glue-point draw:id="9" svg:x="-5cm" svg:y="-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5" draw:layer="layout" draw:type="lines" svg:x1="6.588cm" svg:y1="3.563cm" svg:x2="8.366cm" svg:y2="2.547cm" draw:start-shape="id9" draw:start-glue-point="1" draw:end-shape="id10" draw:end-glue-point="7" svg:d="M6588 3563h501l776-1016h501" svg:viewBox="0 0 1779 1017">
          <text:p text:style-name="P1"><text:span text:style-name="T1">128</text:span></text:p>
        </draw:connector>
        <draw:connector draw:style-name="gr5" draw:text-style-name="P5" draw:layer="layout" draw:type="lines" svg:x1="6.588cm" svg:y1="3.563cm" svg:x2="8.366cm" svg:y2="4.833cm" draw:start-shape="id9" draw:start-glue-point="1" draw:end-shape="id11" draw:end-glue-point="7" svg:d="M6588 3563h501l776 1270h501" svg:viewBox="0 0 1779 1271">
          <text:p text:style-name="P1"><text:span text:style-name="T1">128</text:span></text:p>
        </draw:connector>
        <draw:connector draw:style-name="gr11" draw:text-style-name="P2" draw:layer="layout" draw:type="lines" svg:x1="9.382cm" svg:y1="2.547cm" svg:x2="11.16cm" svg:y2="4.071cm" draw:start-shape="id10" draw:start-glue-point="5" draw:end-shape="id7" draw:end-glue-point="9" svg:d="M9382 2547h502l775 1524h501" svg:viewBox="0 0 1779 1525">
          <text:p/>
        </draw:connector>
        <draw:connector draw:style-name="gr11" draw:text-style-name="P2" draw:layer="layout" draw:type="lines" svg:x1="9.382cm" svg:y1="4.833cm" svg:x2="11.16cm" svg:y2="4.833cm" draw:start-shape="id11" draw:start-glue-point="5" draw:end-shape="id7" draw:end-glue-point="7" svg:d="M9382 4833h502 775 501" svg:viewBox="0 0 1779 1">
          <text:p/>
        </draw:connector>
        <draw:frame draw:style-name="gr12" draw:text-style-name="P7" draw:layer="layout" svg:width="1.397cm" svg:height="1.039cm" svg:x="9.255cm" svg:y="1.612cm">
          <draw:text-box>
            <text:p text:style-name="P6"><text:span text:style-name="T1">16</text:span></text:p>
            <text:p text:style-name="P6"><text:span text:style-name="T1">RegA</text:span></text:p>
          </draw:text-box>
        </draw:frame>
        <draw:frame draw:style-name="gr12" draw:text-style-name="P7" draw:layer="layout" svg:width="1.397cm" svg:height="1.039cm" svg:x="9.255cm" svg:y="3.898cm">
          <draw:text-box>
            <text:p text:style-name="P6"><text:span text:style-name="T1">16</text:span></text:p>
            <text:p text:style-name="P6"><text:span text:style-name="T1">RegB</text:span></text:p>
          </draw:text-box>
        </draw:frame>
        <draw:frame draw:style-name="gr13" draw:text-style-name="P7" draw:layer="layout" svg:width="1.016cm" svg:height="0.645cm" svg:x="12.303cm" svg:y="4.198cm">
          <draw:text-box>
            <text:p text:style-name="P6"><text:span text:style-name="T1">16</text:span></text:p>
          </draw:text-box>
        </draw:frame>
        <draw:frame draw:style-name="gr13" draw:text-style-name="P7" draw:layer="layout" svg:width="1.016cm" svg:height="0.645cm" svg:x="12.303cm" svg:y="12.303cm">
          <draw:text-box>
            <text:p text:style-name="P6"><text:span text:style-name="T1">16</text:span></text:p>
          </draw:text-box>
        </draw:frame>
        <draw:custom-shape draw:style-name="gr3" draw:text-style-name="P1" xml:id="id12" draw:id="id12" draw:layer="layout" svg:width="3.048cm" svg:height="1.27cm" draw:transform="rotate (1.5707963267949) translate (17.51cm 8.389cm)">
          <draw:glue-point draw:id="8" svg:x="-5cm" svg:y="2.5cm"/>
          <draw:glue-point draw:id="9" svg:x="-5cm" svg:y="-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2" draw:layer="layout" draw:type="lines" svg:x1="15.986cm" svg:y1="7.627cm" svg:x2="17.51cm" svg:y2="7.627cm" draw:start-shape="id6" draw:start-glue-point="1" draw:end-shape="id12" draw:end-glue-point="8" svg:d="M15986 7627h501 522 501" svg:viewBox="0 0 1525 1">
          <text:p/>
        </draw:connector>
        <draw:connector draw:style-name="gr11" draw:text-style-name="P2" draw:layer="layout" draw:type="lines" draw:line-skew="3.054cm -0.261cm" svg:x1="9.382cm" svg:y1="2.547cm" svg:x2="17.51cm" svg:y2="6.103cm" draw:start-shape="id10" draw:start-glue-point="5" draw:end-shape="id12" draw:end-glue-point="9" svg:d="M9382 2547h3556l3810 3556h762" svg:viewBox="0 0 8129 3557">
          <text:p/>
        </draw:connector>
        <draw:custom-shape draw:style-name="gr3" draw:text-style-name="P1" xml:id="id14" draw:id="id14" draw:layer="layout" svg:width="3.048cm" svg:height="1.27cm" draw:transform="rotate (1.5707963267949) translate (20.05cm 7.604cm)">
          <draw:glue-point draw:id="8" svg:x="-5cm" svg:y="2.5cm"/>
          <draw:glue-point draw:id="9" svg:x="-5cm" svg:y="-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13" draw:id="id13" draw:layer="layout" svg:width="3.429cm" svg:height="1.524cm" svg:x="14.462cm" svg:y="1.508cm">
          <text:p text:style-name="P1">AB<text:line-break/><text:span text:style-name="T1">CPU address bus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s" svg:x1="17.891cm" svg:y1="2.27cm" svg:x2="20.05cm" svg:y2="5.318cm" draw:start-shape="id13" draw:start-glue-point="1" draw:end-shape="id14" draw:end-glue-point="9" svg:d="M17891 2270h500l1158 3048h501" svg:viewBox="0 0 2160 3049">
          <text:p/>
        </draw:connector>
        <draw:connector draw:style-name="gr11" draw:text-style-name="P2" draw:layer="layout" draw:type="lines" svg:x1="18.78cm" svg:y1="6.865cm" svg:x2="20.05cm" svg:y2="6.842cm" draw:start-shape="id12" draw:start-glue-point="5" draw:end-shape="id14" draw:end-glue-point="8" svg:d="M18780 6865h502l267-23h501" svg:viewBox="0 0 1271 24">
          <text:p/>
        </draw:connector>
        <draw:connector draw:style-name="gr11" draw:text-style-name="P2" draw:layer="layout" draw:type="lines" svg:x1="21.32cm" svg:y1="6.08cm" svg:x2="22.59cm" svg:y2="6.08cm" draw:start-shape="id14" draw:start-glue-point="5" draw:end-shape="id15" draw:end-glue-point="3" svg:d="M21320 6080h502 266 502" svg:viewBox="0 0 1271 1">
          <text:p/>
        </draw:connector>
        <draw:custom-shape draw:style-name="gr14" draw:text-style-name="P1" xml:id="id16" draw:id="id16" draw:layer="layout" svg:width="1.524cm" svg:height="1.524cm" svg:x="4.81cm" svg:y="7.35cm">
          <text:p text:style-name="P1"><text:span text:style-name="T1">S/R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s" svg:x1="6.334cm" svg:y1="8.112cm" svg:x2="7.096cm" svg:y2="8.112cm" draw:start-shape="id16" draw:start-glue-point="1" draw:end-shape="id8" draw:end-glue-point="3" svg:d="M6334 8112h501-240 501" svg:viewBox="0 0 763 1">
          <text:p/>
        </draw:connector>
        <draw:custom-shape draw:style-name="gr3" draw:text-style-name="P1" xml:id="id17" draw:id="id17" draw:layer="layout" svg:width="3.048cm" svg:height="1.27cm" draw:transform="rotate (1.5707963267949) translate (2.778cm 9.636cm)">
          <draw:glue-point draw:id="8" svg:x="-5cm" svg:y="2.5cm"/>
          <draw:glue-point draw:id="9" svg:x="-5cm" svg:y="-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2" draw:layer="layout" draw:type="lines" svg:x1="4.048cm" svg:y1="8.112cm" svg:x2="4.81cm" svg:y2="8.112cm" draw:start-shape="id17" draw:start-glue-point="5" draw:end-shape="id16" draw:end-glue-point="3" svg:d="M4048 8112h502-241 501" svg:viewBox="0 0 763 1">
          <text:p/>
        </draw:connector>
        <draw:connector draw:style-name="gr11" draw:text-style-name="P2" draw:layer="layout" draw:line-skew="0cm -3.803cm -0.261cm" svg:x1="9.382cm" svg:y1="8.112cm" svg:x2="2.778cm" svg:y2="7.35cm" draw:start-shape="id8" draw:start-glue-point="1" draw:end-shape="id17" draw:end-glue-point="9" svg:d="M9382 8112h501v-1778h-7867v1016h762" svg:viewBox="0 0 7868 1779">
          <text:p/>
        </draw:connector>
        <draw:connector draw:style-name="gr11" draw:text-style-name="P2" draw:layer="layout" draw:line-skew="0cm 5.064cm -1.023cm" svg:x1="15.986cm" svg:y1="7.627cm" svg:x2="2.778cm" svg:y2="8.874cm" draw:start-shape="id6" draw:start-glue-point="1" draw:end-shape="id17" draw:end-glue-point="8" svg:d="M15986 7627h501v7851h-15233v-6604h1524" svg:viewBox="0 0 15234 7852">
          <text:p/>
        </draw:connector>
        <draw:custom-shape draw:style-name="gr14" draw:text-style-name="P1" xml:id="id18" draw:id="id18" draw:layer="layout" svg:width="1.524cm" svg:height="1.524cm" svg:x="2.016cm" svg:y="2.778cm">
          <text:p text:style-name="P1"><text:span text:style-name="T1">S/R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3.54cm" svg:y1="3.54cm" svg:x2="4.302cm" svg:y2="3.563cm" draw:start-shape="id18" draw:start-glue-point="1" draw:end-shape="id9" draw:end-glue-point="3" svg:d="M3540 3540h381v23h381" svg:viewBox="0 0 763 24">
          <text:p/>
        </draw:connector>
        <draw:connector draw:style-name="gr11" draw:text-style-name="P2" draw:layer="layout" draw:line-skew="0cm 10.656cm -0.261cm" svg:x1="15.986cm" svg:y1="7.627cm" svg:x2="2.016cm" svg:y2="3.54cm" draw:start-shape="id6" draw:start-glue-point="1" draw:end-shape="id18" draw:end-glue-point="3" svg:d="M15986 7627h501v7851h-15233v-11938h762" svg:viewBox="0 0 15234 11939">
          <text:p/>
        </draw:connector>
        <draw:frame draw:style-name="gr15" draw:text-style-name="P7" draw:layer="layout" svg:width="1.27cm" svg:height="1.039cm" svg:x="18.651cm" svg:y="5.942cm">
          <draw:text-box>
            <text:p text:style-name="P6"><text:span text:style-name="T1">16</text:span></text:p>
            <text:p text:style-name="P6"><text:span text:style-name="T1">PTR</text:span></text:p>
          </draw:text-box>
        </draw:frame>
        <draw:custom-shape draw:style-name="gr3" draw:text-style-name="P1" xml:id="id19" draw:id="id19" draw:layer="layout" svg:width="3.048cm" svg:height="1.27cm" draw:transform="rotate (1.5707963267949) translate (23.352cm 10.906cm)">
          <draw:glue-point draw:id="8" svg:x="-5cm" svg:y="2.5cm"/>
          <draw:glue-point draw:id="9" svg:x="-5cm" svg:y="-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2" draw:layer="layout" draw:type="lines" svg:x1="24.622cm" svg:y1="9.382cm" svg:x2="25.398cm" svg:y2="9.382cm" draw:start-shape="id19" draw:start-glue-point="5" draw:end-shape="id20" draw:end-glue-point="3" svg:d="M24622 9382h502-227 501" svg:viewBox="0 0 777 1">
          <text:p/>
        </draw:connector>
        <draw:custom-shape draw:style-name="gr3" draw:text-style-name="P1" xml:id="id21" draw:id="id21" draw:layer="layout" svg:width="3.048cm" svg:height="1.27cm" draw:transform="rotate (1.5707963267949) translate (20.558cm 10.906cm)">
          <draw:glue-point draw:id="8" svg:x="-5cm" svg:y="2.5cm"/>
          <draw:glue-point draw:id="9" svg:x="-5cm" svg:y="-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2" draw:layer="layout" draw:type="lines" svg:x1="18.78cm" svg:y1="6.865cm" svg:x2="20.558cm" svg:y2="8.62cm" draw:start-shape="id12" draw:start-glue-point="5" draw:end-shape="id21" draw:end-glue-point="9" svg:d="M18780 6865h502l775 1755h501" svg:viewBox="0 0 1779 1756">
          <text:p/>
        </draw:connector>
        <draw:connector draw:style-name="gr11" draw:text-style-name="P2" draw:layer="layout" draw:type="lines" svg:x1="18.78cm" svg:y1="6.865cm" svg:x2="20.558cm" svg:y2="10.144cm" draw:start-shape="id12" draw:start-glue-point="5" draw:end-shape="id21" draw:end-glue-point="8" svg:d="M18780 6865h502l775 3279h501" svg:viewBox="0 0 1779 3280">
          <text:p/>
        </draw:connector>
        <draw:custom-shape draw:style-name="gr1" draw:text-style-name="P1" xml:id="id20" draw:id="id20" draw:layer="layout" svg:width="3.302cm" svg:height="1.524cm" svg:x="25.398cm" svg:y="8.62cm">
          <text:p text:style-name="P1">ED<text:line-break/><text:span text:style-name="T1">External RAM data 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3.302cm" svg:height="1.524cm" svg:x="18.018cm" svg:y="11.668cm">
          <text:p text:style-name="P1">DB<text:line-break/><text:span text:style-name="T1">CPU data bus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s" svg:x1="21.32cm" svg:y1="12.43cm" svg:x2="23.352cm" svg:y2="10.144cm" draw:start-shape="id22" draw:start-glue-point="1" draw:end-shape="id19" draw:end-glue-point="8" svg:d="M21320 12430h501l1030-2286h501" svg:viewBox="0 0 2033 2287">
          <text:p/>
        </draw:connector>
        <draw:connector draw:style-name="gr11" draw:text-style-name="P2" draw:layer="layout" draw:type="lines" svg:x1="21.828cm" svg:y1="9.382cm" svg:x2="23.352cm" svg:y2="8.62cm" draw:start-shape="id21" draw:start-glue-point="5" draw:end-shape="id19" draw:end-glue-point="9" svg:d="M21828 9382h502l521-762h501" svg:viewBox="0 0 1525 763">
          <text:p/>
        </draw:connector>
        <draw:frame draw:style-name="gr16" draw:text-style-name="P7" draw:layer="layout" svg:width="0.381cm" svg:height="0.645cm" svg:x="21.955cm" svg:y="8.864cm">
          <draw:text-box>
            <text:p text:style-name="P6"><text:span text:style-name="T1">8</text:span></text:p>
          </draw:text-box>
        </draw:frame>
        <draw:frame draw:style-name="gr16" draw:text-style-name="P7" draw:layer="layout" svg:width="0.381cm" svg:height="0.645cm" svg:x="21.32cm" svg:y="11.795cm">
          <draw:text-box>
            <text:p text:style-name="P6"><text:span text:style-name="T1">8</text:span></text:p>
          </draw:text-box>
        </draw:frame>
        <draw:frame draw:style-name="gr16" draw:text-style-name="P7" draw:layer="layout" svg:width="0.381cm" svg:height="0.645cm" svg:x="20.05cm" svg:y="9.509cm">
          <draw:text-box>
            <text:p text:style-name="P6"><text:span text:style-name="T1">8</text:span></text:p>
          </draw:text-box>
        </draw:frame>
        <draw:frame draw:style-name="gr16" draw:text-style-name="P7" draw:layer="layout" svg:width="0.381cm" svg:height="0.645cm" svg:x="20.05cm" svg:y="7.985cm">
          <draw:text-box>
            <text:p text:style-name="P6"><text:span text:style-name="T1">8</text:span></text:p>
          </draw:text-box>
        </draw:frame>
        <draw:connector draw:style-name="gr11" draw:text-style-name="P2" draw:layer="layout" draw:line-skew="0.515cm" svg:x1="27.049cm" svg:y1="10.144cm" svg:x2="19.669cm" svg:y2="13.192cm" draw:start-shape="id20" draw:start-glue-point="2" draw:end-shape="id22" draw:end-glue-point="2" svg:d="M27049 10144v4064h-7380v-1016" svg:viewBox="0 0 7381 4065">
          <text:p/>
        </draw:connector>
        <draw:frame draw:style-name="gr16" draw:text-style-name="P7" draw:layer="layout" svg:width="0.381cm" svg:height="0.645cm" svg:x="27.035cm" svg:y="10.144cm">
          <draw:text-box>
            <text:p text:style-name="P6"><text:span text:style-name="T1">8</text:span></text:p>
          </draw:text-box>
        </draw:frame>
        <draw:frame draw:style-name="gr13" draw:text-style-name="P7" draw:layer="layout" svg:width="0.978cm" svg:height="0.645cm" svg:x="21.231cm" svg:y="5.445cm">
          <draw:text-box>
            <text:p text:style-name="P6"><text:span text:style-name="T1">13</text:span></text:p>
          </draw:text-box>
        </draw:frame>
        <draw:frame draw:style-name="gr16" draw:text-style-name="P7" draw:layer="layout" svg:width="1.143cm" svg:height="0.645cm" svg:x="13.192cm" svg:y="6.324cm">
          <draw:text-box>
            <text:p text:style-name="P6"><text:span text:style-name="T1">INA</text:span></text:p>
          </draw:text-box>
        </draw:frame>
        <draw:frame draw:style-name="gr16" draw:text-style-name="P7" draw:layer="layout" svg:width="1.143cm" svg:height="0.645cm" svg:x="13.192cm" svg:y="8.356cm">
          <draw:text-box>
            <text:p text:style-name="P6"><text:span text:style-name="T1">IN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4T02:53:29.996000000</meta:creation-date>
    <meta:generator>LibreOffice/7.4.1.2$Windows_X86_64 LibreOffice_project/3c58a8f3a960df8bc8fd77b461821e42c061c5f0</meta:generator>
    <dc:date>2023-12-13T20:01:38.690000000</dc:date>
    <meta:editing-duration>P9DT17H7M35S</meta:editing-duration>
    <meta:editing-cycles>71</meta:editing-cycles>
    <meta:document-statistic meta:object-count="63"/>
  </office:meta>
</office:document-meta>
</file>